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91a" officeooo:paragraph-rsid="000d1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low down </text:p>
      <text:p text:style-name="P1">- open application- If there is slow down during its loading time then there might be issue due to internet or front end issues.</text:p>
      <text:p text:style-name="P1">- check if it is front issue</text:p>
      <text:p text:style-name="P1">- log in to front server</text:p>
      <text:p text:style-name="P1">- top -c [check for load average]</text:p>
      <text:p text:style-name="P1">- if load average is more than <text:s/>1 and CPU usuage is more than 100% for more than 5 – 10 mins then there might by issue with frontend tomcat.</text:p>
      <text:p text:style-name="P1">- when you drill down, if it is taking long time then check DAS router and DAS</text:p>
      <text:p text:style-name="P1">- if there is no issue in any place then check the lov, then check the memory of the server [type : free -f]</text:p>
      <text:p text:style-name="P1">-if free memory is less than 1 gb then try to clean it then browse application again.</text:p>
      <text:p text:style-name="P1">[NOTE: should be done for all servers]</text:p>
      <text:p text:style-name="P1">- Browse the app. If it is still slow then Restart specific DAS and DAS routers.</text:p>
      <text:p text:style-name="P1">- again check for CPU usuage.</text:p>
      <text:p text:style-name="P1">If there is any tomcat getting high resource then restart the tomca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12:28.357163067</meta:creation-date>
    <dc:date>2015-08-25T18:19:36.380174828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13" meta:word-count="175" meta:character-count="862" meta:non-whitespace-character-count="697"/>
    <meta:generator>LibreOffice/4.2.8.2$Linux_X86_64 LibreOffice_project/420m0$Build-2</meta:generator>
  </office:meta>
</office:document-meta>
</file>